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25pt" style:font-size-asian="25pt" style:font-size-complex="25pt"/>
    </style:style>
    <style:style style:name="P4" style:family="paragraph"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 text:style-name="P1"><text:span text:style-name="T1">Гомеостаз и 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расширили понятие гомеостаза, </text:span><text:span text:style-name="T2">включив в него психические процессы, то теперь сделаем </text:span><text:span text:style-name="T2">следующий шаг. Мы распространим этот принцип на всю </text:span><text:span text:style-name="T2">внутреннюю среду организма, что позволит смоделировать </text:span><text:span text:style-name="T2">его как систему взаимосвязанных параметров. Каждый из </text:span><text:span text:style-name="T2">этих параметров (например, уровень глюкозы, </text:span><text:span text:style-name="T2">эмоциональный фон, чувство комфорта, потребность в </text:span><text:span text:style-name="T2">любви) в каждый момент времени находится либо в точке </text:span><text:span text:style-name="T2">равновесия, либо отклонён от неё в пределах допустимой </text:span><text:span text:style-name="T2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26M56S</meta:editing-duration>
    <meta:editing-cycles>3</meta:editing-cycles>
    <meta:generator>LibreOffice/24.2.7.2$Linux_X86_64 LibreOffice_project/420$Build-2</meta:generator>
    <dc:title>Blue Curve</dc:title>
    <dc:date>2026-01-07T15:33:12.557277590</dc:date>
    <meta:document-statistic meta:object-count="43"/>
  </office:meta>
</office:document-meta>
</file>